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.635cm" style:auto-text-indent="false"/>
    </style:style>
    <style:style style:name="P2" style:family="paragraph" style:parent-style-name="List_20_Paragraph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1.249cm" fo:margin-right="0cm" fo:text-indent="1.249cm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0.635cm" fo:margin-right="0cm" fo:text-indent="1.249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text-indent="1.249cm" style:auto-text-indent="false"/>
      <style:text-properties fo:font-weight="bold" style:font-weight-asian="bold"/>
    </style:style>
    <style:style style:name="P6" style:family="paragraph" style:parent-style-name="List_20_Paragraph" style:list-style-name="WWNum3"/>
    <style:style style:name="P7" style:family="paragraph" style:parent-style-name="List_20_Paragraph" style:list-style-name="WWNum4"/>
    <style:style style:name="P8" style:family="paragraph" style:parent-style-name="List_20_Paragraph" style:list-style-name="WWNum6"/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’associazione IncontRho è attiva sul territorio rhodense da 20 anni nel campo della salute mentale, in stretta collaborazione con l’Unità Operativa di Pscihiatria , che opera sul territorio con i due presidi socio sanitari di Rho e di Settimo Milanese.</text:p>
      <text:p text:style-name="Standard"/>
      <text:p text:style-name="Standard"/>
      <text:p text:style-name="Standard">Gli obiettivi dell’Associazione sono i seguenti:</text:p>
      <text:p text:style-name="Standard"/>
      <text:p text:style-name="Standard"/>
      <text:p text:style-name="P3">1 – Al fine di migliorare la quotidianità delle famiglie che hanno in casa un malato psichico</text:p>
      <text:p text:style-name="Standard">a) Proponiamo gruppi di Auto Mutuo Aiuto, per un confronto tra famigliari in un ambiente intimo e protetto, guidati da una consulente famigliare;</text:p>
      <text:p text:style-name="Standard">b) Offriamo consulenza sui servizi territoriali, sulle pratiche burocratiche, sull’amministrazione di sostegno, sull’accesso al lavoro protetto;</text:p>
      <text:p text:style-name="Standard">c) Offriamo colloqui psicologici e di consulenza famigliare attraverso incontri con specialisti volontari, che offrono da due a cinque incontri gratuiti per un interveno di orientamento psicologico;</text:p>
      <text:p text:style-name="Standard"/>
      <text:p text:style-name="Standard"/>
      <text:p text:style-name="P1"><text:s text:c="8"/><text:span text:style-name="T1">2 – Al fine di migliorare l’approccio alle cure psichiatrice presso i servizi socio sanitari</text:span></text:p>
      <text:list xml:id="list2655111939227326754" text:style-name="WWNum3">
        <text:list-item>
          <text:p text:style-name="P6">Collaboriamo attivamente con gli enti socio sanitari locali, sopratutto con il Dipartimento di Salute Mentale che ci invia costantemente – previa riunioni e incontri di presentazione - pazienti idonei a frequentare le nostre attività;</text:p>
        </text:list-item>
      </text:list>
      <text:p text:style-name="P2"/>
      <text:list xml:id="list31821332" text:continue-numbering="true" text:style-name="WWNum3">
        <text:list-item>
          <text:p text:style-name="P6">Partecipiamo a tavoli di coordinamento istituzinale sui nuovi progetti e sulla situazione esistente, come quelli presso ASST e SerCoP, al fine di rappresentare il punto di vista di utenti, famigliari e volontari;</text:p>
        </text:list-item>
      </text:list>
      <text:p text:style-name="P2"/>
      <text:list xml:id="list31801128" text:continue-numbering="true" text:style-name="WWNum3">
        <text:list-item>
          <text:p text:style-name="P6">Ci formiamo e informiamo su ruolo e azione degli psicofarmaci, sulla necessità della contenzione negli SPDC, sul futuro degli OPG, e su altri temi sanitari in collaborazione con URASAM, il referente regionale per le associazioni famiglie e volontari in psichiatria;</text:p>
        </text:list-item>
      </text:list>
      <text:p text:style-name="P2"/>
      <text:list xml:id="list31803624" text:continue-numbering="true" text:style-name="WWNum3">
        <text:list-item>
          <text:p text:style-name="P6">Offriamo presenza e mediazione, dove necessario, tra il medico e il paziente presso i vari presidi residenziali o ambulatoriali del dipartimento di psichiatria;</text:p>
        </text:list-item>
      </text:list>
      <text:p text:style-name="P2"/>
      <text:list xml:id="list31812580" text:continue-numbering="true" text:style-name="WWNum3">
        <text:list-item>
          <text:p text:style-name="P6"><text:soft-page-break/>Offriamo passaggi in auto verso i servizi ai pazienti e/o ai famigliari meno autonomi</text:p>
        </text:list-item>
      </text:list>
      <text:p text:style-name="List_20_Paragraph"/>
      <text:p text:style-name="P2"/>
      <text:p text:style-name="Standard"/>
      <text:p text:style-name="P4">3 – Al fine di prevenire il disagio psichico in tutte le persone</text:p>
      <text:p text:style-name="Standard">a) Offriamo a tutti i cittadini un servizio gratuito di orientamento psicologico e di consulenza famigliare;</text:p>
      <text:p text:style-name="Standard">b) Entriamo nelle scuole superiori per parlare di salute mentale, come riconoscere il disagio, a chi rivolgersi. Gli incontri sono condotti nelle scuole in collaborazione con la psicologa e con l’assistente sociale dell’equipe TAG (Team Accesso Giovani) interna al dipartimento di psichiatria territoriale;</text:p>
      <text:p text:style-name="Standard">c) Animiamo concretamente la rete di cittadimamza attiva F@re Diversamente, di cui Associazione Incontrho è fondatrice accanto alle associazioni Sesamo di Rho e Nazaret di Arese, in sinergia con il dipartimento di psichiatria e con il progetto Oltre i perimetri. La rete promuove solidarietà e attività gratuite per tutti, per prevenire l’isolamento e per creare occasioni di amicizia tra cittadini.</text:p>
      <text:p text:style-name="Standard"/>
      <text:p text:style-name="Standard"/>
      <text:p text:style-name="P5">4 – Al fine di creare occasioni di inclusione sociale per i malati psichici</text:p>
      <text:list xml:id="list7552052536604225215" text:style-name="WWNum4">
        <text:list-item>
          <text:p text:style-name="P7">Organizzando presso la nostra sede, per i pazienti di tutte le età, attività mattutine e pomeridiane a cadenza settimanale, gratuite e aperte a tutti, sia per chi è in cura psichiatrica sia per chi non lo è. </text:p>
        </text:list-item>
      </text:list>
      <text:p text:style-name="P2">I laboratori attivi attualmente sono i seguenti: </text:p>
      <text:list xml:id="list1536029809734865423" text:style-name="WWNum6">
        <text:list-item>
          <text:p text:style-name="P8">ortocoltura, dove si curano due orti sotto l’aspetto pratico e teorico;</text:p>
        </text:list-item>
        <text:list-item>
          <text:p text:style-name="P8">corso base per computer e smartphone;</text:p>
        </text:list-item>
        <text:list-item>
          <text:p text:style-name="P8">laboratorio alimentazione e salute, con attività pratiche in cucina;</text:p>
        </text:list-item>
        <text:list-item>
          <text:p text:style-name="P8">tre laboratori artistici: ascolto musica e pittura emozionale; realizzazione di scatolette in legno; pittura su tela; pittura su vetro; laboratorio candele e tante altre attività a seconda delle richieste degli utenti e delle competenze e disponibiità dei volontari;</text:p>
        </text:list-item>
      </text:list>
      <text:p text:style-name="P2"/>
      <text:list xml:id="list31800493" text:continue-list="list7552052536604225215" text:style-name="WWNum4">
        <text:list-item>
          <text:p text:style-name="P7">Offriamo agli utenti dell’associazione l’opportunità di cimentarsi con piccole attività, come la distribuzione di opuscoli e locandine, l’invio della corrispondenza ai soci, l’attività di promozione presso feste ed eventi. Tutte occasione di ‘palestra’ verso l’inserimento lavorativo;</text:p>
        </text:list-item>
      </text:list>
      <text:p text:style-name="List_20_Paragraph"/>
      <text:p text:style-name="P2"/>
      <text:list xml:id="list31813076" text:continue-numbering="true" text:style-name="WWNum4">
        <text:list-item>
          <text:p text:style-name="P7"><text:soft-page-break/>Organizzando momenti per il tempo libero, dal biliardino alla lettura dei giornali o il gioco a carte. Organizzando gite e mometi di svago, nella natura o per conoscere le belle città d’Italia. I momenti ricreativi sono aperti a tutti, pazienti, famigliari, volontari, cittadini interessati;</text:p>
        </text:list-item>
      </text:list>
      <text:p text:style-name="Standard"/>
      <text:p text:style-name="Standard"/>
      <text:p text:style-name="Standard"/>
      <text:p text:style-name="Standard"/>
      <text:p text:style-name="P2"/>
      <text:p text:style-name="Standard">L’associazione conta oggi 92 soci. Grazie al suo radicamento nel territorio, gode del sostegno di tanti amici sensibili al tema della salute mentale: specialisti del settore, operatori sanitari, persone che sono state in cura, cittadini attivi in altre associazioni o cooperative.</text:p>
      <text:p text:style-name="Standard">La sede che era utilizzata per accogliere quotidianamente i nostri utenti, finché è stato possibile, è la sede ex scuola Sante Zennaro di Terrazzano (RHO), punto di riferimento di tutti i soci dei 10 comuni del Rhodense: lì si svolgevano le varie attività formative per i pazienti , ma era anche un prezioso luogo per il tempo libero dei pazienti, <text:s/>pur solo negli orari consentiti: tivù e musica, carte o biliardino, celebrazione dei compleanni, o più semplicemente trascorrere tempo in un luogo protetto dove si è sempre accolti con amicizia e competenza.</text:p>
      <text:p text:style-name="Standard">In una sede finamente disponibile tutto il giorno, potremo finalmente:</text:p>
      <text:list xml:id="list31800801" text:continue-list="list1536029809734865423" text:style-name="WWNum6">
        <text:list-item>
          <text:p text:style-name="P8">Adeguare meglio i corsi alle necessità di tempo dei volontari ;</text:p>
        </text:list-item>
        <text:list-item>
          <text:p text:style-name="P8">Ricevere con più agio famigliari, operatori, cittadini interessati ad avere informazioni;</text:p>
        </text:list-item>
        <text:list-item>
          <text:p text:style-name="P8">Organizzare con più elasticità le riunioni di Direttivo e di Segreteria;</text:p>
        </text:list-item>
        <text:list-item>
          <text:p text:style-name="P8">Accogliere ogni giorno chi – tra pazienti o famigliari - ha necessità di allontanarsi per qualche ora dalle mura domestiche per trovare ascolto, accoglienza, o più semplicemente svago e amicizia.</text:p>
        </text:list-item>
        <text:list-item>
          <text:p text:style-name="P8">Accogliere i giovani delle scuole in base alle convenzioni per alternanza scuola lavoro. Abbiamo già posto le basi con alcuni istituti, ma senza una sede di utilizzo quotidiano non ci è possibile attuare il proget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alibri2"/>
    </style:style>
    <style:style style:name="ListLabel_20_3" style:display-name="ListLabel 3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o</meta:initial-creator>
    <meta:editing-cycles>12</meta:editing-cycles>
    <meta:creation-date>2016-12-06T17:22:00</meta:creation-date>
    <dc:date>2022-08-19T11:57:55.91</dc:date>
    <meta:editing-duration>PT7M7S</meta:editing-duration>
    <meta:generator>OpenOffice/4.1.5$Win32 OpenOffice.org_project/415m1$Build-9789</meta:generator>
    <meta:document-statistic meta:table-count="0" meta:image-count="0" meta:object-count="0" meta:page-count="3" meta:paragraph-count="33" meta:word-count="879" meta:character-count="57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